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  <style:text-properties officeooo:paragraph-rsid="001ebcc0"/>
    </style:style>
    <style:style style:name="P3" style:family="paragraph" style:parent-style-name="Text_20_body" style:list-style-name="L2">
      <loext:graphic-properties draw:fill="none"/>
      <style:paragraph-properties fo:margin-left="1cm" fo:margin-right="1cm" fo:text-indent="0cm" style:auto-text-indent="false" fo:background-color="transparent"/>
    </style:style>
    <style:style style:name="P4" style:family="paragraph" style:parent-style-name="Text_20_body" style:list-style-name="L3">
      <loext:graphic-properties draw:fill="none"/>
      <style:paragraph-properties fo:margin-left="1cm" fo:margin-right="1cm" fo:text-indent="0cm" style:auto-text-indent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1cm" fo:margin-right="1cm" fo:text-indent="0cm" style:auto-text-indent="false" style:page-number="auto" fo:background-color="transparent"/>
    </style:style>
    <style:style style:name="P6" style:family="paragraph" style:parent-style-name="Text_20_body">
      <loext:graphic-properties draw:fill="none"/>
      <style:paragraph-properties fo:margin-left="1cm" fo:margin-right="1cm" fo:text-indent="0cm" style:auto-text-indent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/></text:p>
      <text:p text:style-name="P6"><text:span text:style-name="Strong_20_Emphasis"/></text:p>
      <text:p text:style-name="P6"><text:span text:style-name="Strong_20_Emphasis">Contracte de compravenda</text:span></text:p>
      <text:p text:style-name="P6"/>
      <text:p text:style-name="P6">D’una part, la senyora Laura Moll Camps, amb DNI núm. 44111222X, amb domicili al carrer des Cós, 15 de Maó, com a part venedora.</text:p>
      <text:p text:style-name="P6"/>
      <text:p text:style-name="P6">I de l’altra, el senyor Miquel Torres Llabrés, amb DNI núm. 55566777Z, amb domicili al carrer Major, 50, des Mercadal, com a part compradora.</text:p>
      <text:p text:style-name="P6"/>
      <text:p text:style-name="P6">Les dues parts actuen en nom propi i es reconeixen recíprocament la capacitat legal necessària per contractar.</text:p>
      <text:p text:style-name="P6"><text:span text:style-name="Strong_20_Emphasis">MANIFESTEN</text:span></text:p>
      <text:list text:style-name="L2">
        <text:list-item>
          <text:p text:style-name="P3">Que la senyora Laura Moll Camps és propietària de l’habitatge situat al número 8 del carrer de Sant Manuel, 27 de Maó.</text:p>
        </text:list-item>
        <text:list-item>
          <text:p text:style-name="P3">Que el dit habitatge està lliure de càrregues i d’arrendaments.</text:p>
        </text:list-item>
        <text:list-item>
          <text:p text:style-name="P3">Que la senyora Moll vol vendre l’habitatge esmentat i el senyor Torres vol comprar-lo, per la qual cosa formalitzen aquest contracte de compravenda, que es regeix pels pactes següents.</text:p>
        </text:list-item>
      </text:list>
      <text:p text:style-name="P2"><text:span text:style-name="Strong_20_Emphasis">PACTES</text:span></text:p>
      <text:list text:style-name="L3">
        <text:list-item>
          <text:p text:style-name="P4">La senyora Moll ven l’habitatge esmentat al senyor Torres i aquest el compra.</text:p>
        </text:list-item>
        <text:list-item>
          <text:p text:style-name="P4">El preu d’aquesta compravenda és de cent cinquanta mil (150.000) euros, que es paguen d’acord amb les especificacions següents:<text:line-break/>a) Trenta mil (30.000) euros els lliura el comprador a la venedora en el moment de signar aquest contracte.<text:line-break/>b) Els cent vint mil (120.000) euros restants els pagarà el comprador en l’acte de signatura de l’escriptura pública de compravenda.</text:p>
        </text:list-item>
        <text:list-item>
          <text:p text:style-name="P4">La senyora Moll es compromet a transmetre la possessió de l’habitatge, lliure de càrregues, arrendataris i ocupants, en la data de la signatura de l’escriptura pública.</text:p>
        </text:list-item>
        <text:list-item>
          <text:p text:style-name="P4">Les despeses derivades de la signatura d’aquest contracte, de l’atorgament de l’escriptura pública i de la inscripció en el Registre de la Propietat, així com l’impost sobre transmissions patrimonials, seran a càrrec del comprador.</text:p>
        </text:list-item>
        <text:list-item>
          <text:p text:style-name="P4">La venedora es farà càrrec de l’impost de plusvàlua.</text:p>
        </text:list-item>
        <text:list-item>
          <text:p text:style-name="P4">Les parts estableixen un termini de seixanta dies des de la signatura d’aquest contracte per a l’atorgament de l’escriptura pública de compravenda, que es farà el dia que fixi la venedora davant el notari Marc Fàbregues Salort.</text:p>
        </text:list-item>
        <text:list-item>
          <text:p text:style-name="P4"><text:soft-page-break/>Les parts se sotmeten a la jurisdicció dels jutjats de Maó per resoldre qualsevol divergència o litigi sobre la interpretació d’aquest contracte.</text:p>
        </text:list-item>
      </text:list>
      <text:p text:style-name="P6">I, com a prova de conformitat, les dues parts signen aquest contracte en dos exemplars, en el lloc i la data esmentats més avall.</text:p>
      <text:p text:style-name="P6">Maó, 4 de novembre de 2025</text:p>
      <text:p text:style-name="P6">La venedora                                           <text:tab/><text:tab/>   El comprador<text:line-break/>[rúbrica]                                                 <text:s/><text:tab/><text:tab/> <text:s/> [rúbrica]<text:line-break/>Laura Moll Camps                                   <text:tab/><text:tab/> <text:s/> Miquel Torres Llabré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ffdbb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dbb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dbb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3:39.885779841</meta:creation-date>
    <meta:generator>LibreOffice/24.2.7.2$Linux_X86_64 LibreOffice_project/420$Build-2</meta:generator>
    <dc:date>2025-11-04T10:13:12.868025183</dc:date>
    <meta:editing-duration>PT4M49S</meta:editing-duration>
    <meta:editing-cycles>1</meta:editing-cycles>
    <meta:document-statistic meta:table-count="0" meta:image-count="0" meta:object-count="0" meta:page-count="2" meta:paragraph-count="19" meta:word-count="383" meta:character-count="2450" meta:non-whitespace-character-count="1956"/>
  </office:meta>
</office:document-meta>
</file>